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Fallback" svg:font-family="'Droid Sans Fallback'" style:font-family-generic="system" style:font-pitch="variable"/>
    <style:font-face style:name="Droid Sans Mono" svg:font-family="'Droid Sans Mono', monospace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onospace" svg:font-family="monospace"/>
    <style:font-face style:name="sans-serif" svg:font-family="sans-serif"/>
  </office:font-face-decls>
  <office:automatic-styles>
    <style:style style:name="P1" style:family="paragraph" style:parent-style-name="Standard">
      <style:text-properties style:font-name="sans-serif" fo:font-size="13.5pt"/>
    </style:style>
    <style:style style:name="P2" style:family="paragraph" style:parent-style-name="Standard" style:master-page-name="">
      <style:paragraph-properties fo:margin-left="1cm" fo:margin-right="0cm" fo:text-indent="0cm" style:auto-text-indent="false" style:page-number="auto"/>
      <style:text-properties style:font-name="sans-serif" fo:font-size="13.5pt"/>
    </style:style>
    <style:style style:name="P3" style:family="paragraph" style:parent-style-name="Standard">
      <style:paragraph-properties fo:margin-left="1cm" fo:margin-right="0cm" fo:text-indent="0cm" style:auto-text-indent="false"/>
      <style:text-properties style:font-name="sans-serif" fo:font-size="13.5pt"/>
    </style:style>
    <style:style style:name="P4" style:family="paragraph" style:parent-style-name="Standard">
      <style:paragraph-properties fo:margin-left="1cm" fo:margin-right="0cm" fo:text-indent="0cm" style:auto-text-indent="false"/>
      <style:text-properties style:font-name="sans-serif" fo:font-size="13.5pt" officeooo:paragraph-rsid="000f8187"/>
    </style:style>
    <style:style style:name="P5" style:family="paragraph" style:parent-style-name="Standard" style:master-page-name="">
      <style:paragraph-properties fo:margin-left="1.101cm" fo:margin-right="0cm" fo:text-indent="0cm" style:auto-text-indent="false" style:page-number="auto"/>
      <style:text-properties style:font-name="sans-serif" fo:font-size="13.5pt"/>
    </style:style>
    <style:style style:name="P6" style:family="paragraph" style:parent-style-name="Standard">
      <style:paragraph-properties fo:margin-left="1.101cm" fo:margin-right="0cm" fo:text-indent="0cm" style:auto-text-indent="false"/>
      <style:text-properties style:font-name="sans-serif" fo:font-size="13.5pt"/>
    </style:style>
    <style:style style:name="P7" style:family="paragraph" style:parent-style-name="Standard">
      <style:text-properties style:font-name="sans-serif" fo:font-size="15pt" fo:font-weight="bold" style:font-size-asian="15pt" style:font-weight-asian="bold" style:font-size-complex="15pt" style:font-weight-complex="bold"/>
    </style:style>
    <style:style style:name="P8" style:family="paragraph" style:parent-style-name="Standard">
      <style:text-properties style:font-name="sans-serif" fo:font-size="14pt" fo:font-weight="bold" style:font-size-asian="14pt" style:font-weight-asian="bold" style:font-size-complex="14pt" style:font-weight-complex="bold"/>
    </style:style>
    <style:style style:name="P9" style:family="paragraph" style:parent-style-name="Standard">
      <style:paragraph-properties fo:margin-left="1.101cm" fo:margin-right="0cm" fo:text-indent="0cm" style:auto-text-indent="false"/>
      <style:text-properties style:font-name="monospace" fo:font-size="13.5pt"/>
    </style:style>
    <style:style style:name="P10" style:family="paragraph" style:parent-style-name="Standard" style:master-page-name="">
      <style:paragraph-properties fo:margin-left="2cm" fo:margin-right="0cm" fo:text-indent="0cm" style:auto-text-indent="false" style:page-number="auto"/>
      <style:text-properties style:font-name="monospace" fo:font-size="13.5pt"/>
    </style:style>
    <style:style style:name="P11" style:family="paragraph" style:parent-style-name="Standard">
      <style:paragraph-properties fo:margin-left="2cm" fo:margin-right="0cm" fo:text-indent="0cm" style:auto-text-indent="false"/>
      <style:text-properties style:font-name="monospace" fo:font-size="13.5pt"/>
    </style:style>
    <style:style style:name="P12" style:family="paragraph" style:parent-style-name="Standard">
      <style:paragraph-properties fo:margin-left="1cm" fo:margin-right="0cm" fo:text-indent="0cm" style:auto-text-indent="false"/>
      <style:text-properties style:font-name="sans-serif" fo:font-size="13.5pt"/>
    </style:style>
    <style:style style:name="P13" style:family="paragraph" style:parent-style-name="Standard">
      <style:paragraph-properties style:line-height-at-least="0.503cm"/>
      <style:text-properties fo:color="#d4d4d4" loext:opacity="100%" style:font-name="Droid Sans Mono" fo:font-size="10.5pt" fo:font-weight="normal" fo:background-color="#1e1e1e"/>
    </style:style>
    <style:style style:name="P14" style:family="paragraph" style:parent-style-name="Standard">
      <style:paragraph-properties fo:margin-top="0cm" fo:margin-bottom="0.499cm" style:contextual-spacing="false" style:line-height-at-least="0.503cm"/>
      <style:text-properties fo:color="#d4d4d4" loext:opacity="100%" style:font-name="Droid Sans Mono" fo:font-size="10.5pt" fo:font-weight="normal" fo:background-color="#1e1e1e"/>
    </style:style>
    <style:style style:name="P15" style:family="paragraph" style:parent-style-name="Standard">
      <style:paragraph-properties fo:margin-left="1cm" fo:margin-right="0cm" fo:text-indent="0cm" style:auto-text-indent="false"/>
      <style:text-properties fo:color="#d4d4d4" loext:opacity="100%" style:font-name="Droid Sans Mono" fo:font-size="10.5pt" fo:font-weight="normal" fo:background-color="#1e1e1e"/>
    </style:style>
    <style:style style:name="P16" style:family="paragraph" style:parent-style-name="Standard">
      <style:paragraph-properties style:line-height-at-least="0.503cm"/>
    </style:style>
    <style:style style:name="P17" style:family="paragraph" style:parent-style-name="Standard">
      <style:paragraph-properties fo:margin-top="0cm" fo:margin-bottom="0.499cm" style:contextual-spacing="false" style:line-height-at-least="0.503cm"/>
    </style:style>
    <style:style style:name="P18" style:family="paragraph" style:parent-style-name="Standard">
      <style:paragraph-properties style:line-height-at-least="0.503cm"/>
      <style:text-properties fo:color="#6a9955" loext:opacity="100%" style:font-name="Droid Sans Mono" fo:font-size="10.5pt" fo:font-weight="normal" fo:background-color="#1e1e1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569cd6" loext:opacity="100%"/>
    </style:style>
    <style:style style:name="T3" style:family="text">
      <style:text-properties fo:color="#dcdcaa" loext:opacity="100%"/>
    </style:style>
    <style:style style:name="T4" style:family="text">
      <style:text-properties fo:color="#9cdcfe" loext:opacity="100%"/>
    </style:style>
    <style:style style:name="T5" style:family="text">
      <style:text-properties fo:color="#b5cea8" loext:opacity="100%"/>
    </style:style>
    <style:style style:name="T6" style:family="text">
      <style:text-properties fo:color="#c586c0" loext:opacity="100%"/>
    </style:style>
    <style:style style:name="T7" style:family="text">
      <style:text-properties fo:color="#4ec9b0" loext:opacity="100%"/>
    </style:style>
    <style:style style:name="T8" style:family="text">
      <style:text-properties fo:color="#ce9178" loext: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Problem 1 - Sorting a List </text:p>
      <text:p text:style-name="P2">Write a program that asks the user to enter 10 (positive) numbers. The program should then print the numbers in sorted order, from biggest to smallest. </text:p>
      <text:p text:style-name="P4">To do this :</text:p>
      <text:p text:style-name="P4"><text:tab/>first write a function that takes a list and finds the largest <text:tab/>element. It then 1) deletes that element from the list and 2) <text:tab/>returns that element. </text:p>
      <text:p text:style-name="P3"><text:span text:style-name="T1">Hint:</text:span> You will need to store two variables in this function: the biggest number you've seen so far (remember to initially set this to 0), and its position. Then iterate over the list, and for each </text:p>
      <text:p text:style-name="P3">element, check if it's bigger than the biggest number you've seen so far. If it is, change both variables (remember to change BOTH)! </text:p>
      <text:p text:style-name="P3">So in your main program, you'll have to keep calling this function (in a loop) until the list is empty <text:s/>and keep printing the number that is returned. </text:p>
      <text:p text:style-name="P3"/>
      <text:p text:style-name="P15"><text:span text:style-name="T2">def</text:span> <text:span text:style-name="T3">solve</text:span>(*<text:span text:style-name="T4">a</text:span>):</text:p>
      <text:p text:style-name="P13"><text:span text:style-name="T4">num</text:span>=<text:span text:style-name="T5">0</text:span></text:p>
      <text:p text:style-name="P13"><text:span text:style-name="T4">pos</text:span>=<text:span text:style-name="T5">11</text:span></text:p>
      <text:p text:style-name="P13"><text:span text:style-name="T6">for</text:span> <text:span text:style-name="T4">i</text:span> <text:span text:style-name="T6">in</text:span> <text:span text:style-name="T7">range</text:span>(<text:span text:style-name="T3">len</text:span>(<text:span text:style-name="T4">a</text:span>)):</text:p>
      <text:p text:style-name="P13"><text:span text:style-name="T6">if</text:span>(<text:span text:style-name="T4">a</text:span>[<text:span text:style-name="T4">i</text:span>]&gt;<text:span text:style-name="T4">num</text:span>):</text:p>
      <text:p text:style-name="P13"><text:span text:style-name="T4">num</text:span>=<text:span text:style-name="T4">a</text:span>[<text:span text:style-name="T4">i</text:span>]</text:p>
      <text:p text:style-name="P13"><text:span text:style-name="T4">pos</text:span>=<text:span text:style-name="T4">i</text:span></text:p>
      <text:p text:style-name="P13"><text:span text:style-name="T6">return</text:span> <text:span text:style-name="T4">num</text:span></text:p>
      <text:p text:style-name="P16"/>
      <text:p text:style-name="P13"><text:span text:style-name="T2">def</text:span> <text:span text:style-name="T3">main</text:span>():</text:p>
      <text:p text:style-name="P13"><text:span text:style-name="T4">a</text:span>=[]</text:p>
      <text:p text:style-name="P13"><text:span text:style-name="T3">print</text:span>(<text:span text:style-name="T8">"please enter any 10 numbers::---"</text:span>)</text:p>
      <text:p text:style-name="P13"><text:span text:style-name="T6">for</text:span> <text:span text:style-name="T4">i</text:span> <text:span text:style-name="T6">in</text:span> <text:span text:style-name="T7">range</text:span>(<text:span text:style-name="T5">0</text:span>,<text:span text:style-name="T5">10</text:span>):</text:p>
      <text:p text:style-name="P13"><text:span text:style-name="T4">x</text:span>=<text:span text:style-name="T7">int</text:span>(<text:span text:style-name="T3">input</text:span>(<text:span text:style-name="T8">"Enter here:"</text:span>))</text:p>
      <text:p text:style-name="P13"><text:span text:style-name="T4">a</text:span>.<text:span text:style-name="T3">append</text:span>(<text:span text:style-name="T4">x</text:span>)</text:p>
      <text:p text:style-name="P13"><text:span text:style-name="T6">while</text:span>(<text:span text:style-name="T3">len</text:span>(<text:span text:style-name="T4">a</text:span>)&gt;<text:span text:style-name="T5">0</text:span>):</text:p>
      <text:p text:style-name="P13"><text:span text:style-name="T4">ans</text:span>=<text:span text:style-name="T3">solve</text:span>(*<text:span text:style-name="T4">a</text:span>)</text:p>
      <text:p text:style-name="P13"><text:span text:style-name="T3">print</text:span>(<text:span text:style-name="T4">ans</text:span>)</text:p>
      <text:p text:style-name="P13"><text:span text:style-name="T4">a</text:span>.<text:span text:style-name="T3">remove</text:span>(<text:span text:style-name="T4">ans</text:span>)</text:p>
      <text:p text:style-name="P17"/>
      <text:p text:style-name="P13"><text:span text:style-name="T3">main</text:span>()</text:p>
      <text:p text:style-name="P13"><text:span text:style-name="T3">solve</text:span>()</text:p>
      <text:p text:style-name="P14"/>
      <text:p text:style-name="P3"/>
      <text:p text:style-name="P8">Problem 2 – Report card with GPA</text:p>
      <text:p text:style-name="P5">Write a program where the user can enter each of his grades, after which the program prints out </text:p>
      <text:p text:style-name="P6">a report card with GPA. Remember to ask the user how many classes he took. Example output </text:p>
      <text:p text:style-name="P6"><text:soft-page-break/>is below. </text:p>
      <text:p text:style-name="P9">How many classes did you take? 4 </text:p>
      <text:p text:style-name="P9">What was the name of this class? English </text:p>
      <text:p text:style-name="P9">What was your grade? 94 </text:p>
      <text:p text:style-name="P9">... </text:p>
      <text:p text:style-name="P9">REPORT CARD: </text:p>
      <text:p text:style-name="P10">English - 94 </text:p>
      <text:p text:style-name="P11">Math – 96 </text:p>
      <text:p text:style-name="P11">Science – 91 </text:p>
      <text:p text:style-name="P11">Social Studies - 88 </text:p>
      <text:p text:style-name="P11">Overall GPA – 92.25 </text:p>
      <text:p text:style-name="P6"><text:span text:style-name="T1">Hints:</text:span> You’ll want to use a for loop, and you’ll probably want to keep two lists, one for names and one for grades. Remember, add to lists with append</text:p>
      <text:p text:style-name="P1">.</text:p>
      <text:p text:style-name="Standard"/>
      <text:p text:style-name="Standard"/>
      <text:p text:style-name="P18"># method 1st</text:p>
      <text:p text:style-name="P13"><text:span text:style-name="T4">subject</text:span>=[]</text:p>
      <text:p text:style-name="P13"><text:span text:style-name="T4">grades</text:span>=[]</text:p>
      <text:p text:style-name="P16"/>
      <text:p text:style-name="P13"><text:span text:style-name="T4">n</text:span>=<text:span text:style-name="T7">int</text:span>(<text:span text:style-name="T3">input</text:span>(<text:span text:style-name="T8">"How many classes did you take? "</text:span>))</text:p>
      <text:p text:style-name="P13"><text:span text:style-name="T6">for</text:span> <text:span text:style-name="T4">i</text:span> <text:span text:style-name="T6">in</text:span> <text:span text:style-name="T7">range</text:span>(<text:span text:style-name="T4">n</text:span>):</text:p>
      <text:p text:style-name="P13"><text:span text:style-name="T4">subject</text:span>.<text:span text:style-name="T3">append</text:span>(<text:span text:style-name="T3">input</text:span>(<text:span text:style-name="T8">"What is the name of this class? "</text:span>))</text:p>
      <text:p text:style-name="P13"><text:span text:style-name="T4">grades</text:span>.<text:span text:style-name="T3">append</text:span>(<text:span text:style-name="T7">int</text:span>(<text:span text:style-name="T3">input</text:span>(<text:span text:style-name="T8">"What was your grade? "</text:span>)))</text:p>
      <text:p text:style-name="P13"><text:span text:style-name="T4">sum</text:span>=<text:span text:style-name="T5">0</text:span></text:p>
      <text:p text:style-name="P13"><text:span text:style-name="T6">for</text:span> <text:span text:style-name="T4">i</text:span> <text:span text:style-name="T6">in</text:span> <text:span text:style-name="T7">range</text:span>(<text:span text:style-name="T4">n</text:span>):</text:p>
      <text:p text:style-name="P13"><text:span text:style-name="T3">print</text:span>(<text:span text:style-name="T4">subject</text:span>[<text:span text:style-name="T4">i</text:span>],<text:span text:style-name="T8">' - '</text:span>,<text:span text:style-name="T4">grades</text:span>[<text:span text:style-name="T4">i</text:span>])</text:p>
      <text:p text:style-name="P13"><text:span text:style-name="T4">sum</text:span>+=<text:span text:style-name="T4">grades</text:span>[<text:span text:style-name="T4">i</text:span>]</text:p>
      <text:p text:style-name="P13"><text:span text:style-name="T3">print</text:span>(<text:span text:style-name="T8">'Overall GPA'</text:span>,<text:span text:style-name="T8">' - '</text:span>,<text:span text:style-name="T7">float</text:span>(<text:span text:style-name="T4">sum</text:span>/<text:span text:style-name="T4">n</text:span>))</text:p>
      <text:p text:style-name="P17"/>
      <text:p text:style-name="P18"># method 2::using dictionary</text:p>
      <text:p text:style-name="P16"/>
      <text:p text:style-name="P18"># d={}</text:p>
      <text:p text:style-name="P18"># n=int(input("How many classes did you take? "))</text:p>
      <text:p text:style-name="P18"># for i in range(n):</text:p>
      <text:p text:style-name="P18"># sub=(input("What is the name of this class? "))</text:p>
      <text:p text:style-name="P18"># grade=(int(input("What was your grade? ")))</text:p>
      <text:p text:style-name="P18"># d[sub]=grade</text:p>
      <text:p text:style-name="P18"># sum=0</text:p>
      <text:p text:style-name="P18"># for i in d:</text:p>
      <text:p text:style-name="P18"># print(i,' - ',d[i])</text:p>
      <text:p text:style-name="P18"># sum+=d[i]</text:p>
      <text:p text:style-name="P18"># print('Overall GPA',' - ',float(sum/n))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Fallback" svg:font-family="'Droid Sans Fallback'" style:font-family-generic="system" style:font-pitch="variable"/>
    <style:font-face style:name="Droid Sans Mono" svg:font-family="'Droid Sans Mono', monospace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onospace" svg:font-family="monospac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Droid Sans Fallbac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5-25T13:01:30.497735300</meta:creation-date>
    <dc:date>2023-02-23T16:43:20.301652443</dc:date>
    <meta:editing-duration>PT1H1M17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2" meta:paragraph-count="67" meta:word-count="391" meta:character-count="2272" meta:non-whitespace-character-count="1922"/>
  </office:meta>
</office:document-meta>
</file>